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D7D7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fo:background-color="#FFD7D7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C9211E" fo:font-size="12pt" style:font-size-asian="12pt" style:font-size-complex="12pt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15" style:family="table-cell" style:parent-style-name="Default" style:data-style-name="N0">
      <style:table-cell-properties fo:border="thin solid #000000" style:vertical-align="middle" fo:background-color="#158466" style:repeat-content="false"/>
      <style:paragraph-properties fo:text-align="center"/>
      <style:text-properties fo:color="#FFFFFF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158466" style:repeat-content="false"/>
      <style:paragraph-properties fo:text-align="center"/>
      <style:text-properties fo:color="#FFFFFF"/>
    </style:style>
    <style:style style:name="ce1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fo:background-color="transparent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86266666666667cm"/>
    </style:style>
    <style:style style:name="co2" style:family="table-column">
      <style:table-column-properties fo:break-before="auto" style:column-width="2.94216666666667cm"/>
    </style:style>
    <style:style style:name="co3" style:family="table-column">
      <style:table-column-properties fo:break-before="auto" style:column-width="3.25966666666667cm"/>
    </style:style>
    <style:style style:name="co4" style:family="table-column">
      <style:table-column-properties fo:break-before="auto" style:column-width="3.85233333333333cm"/>
    </style:style>
    <style:style style:name="co5" style:family="table-column">
      <style:table-column-properties fo:break-before="auto" style:column-width="7.02733333333333cm"/>
    </style:style>
    <style:style style:name="co6" style:family="table-column">
      <style:table-column-properties fo:break-before="auto" style:column-width="6.26533333333333cm"/>
    </style:style>
    <style:style style:name="co7" style:family="table-column">
      <style:table-column-properties fo:break-before="auto" style:column-width="3.97933333333333cm"/>
    </style:style>
    <style:style style:name="co8" style:family="table-column">
      <style:table-column-properties fo:break-before="auto" style:column-width="3.6195cm"/>
    </style:style>
    <style:style style:name="co9" style:family="table-column">
      <style:table-column-properties fo:break-before="auto" style:column-width="2.2648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5" table:default-cell-style-name="ce1"/>
        <table:table-row table:style-name="ro1">
          <table:table-cell office:value-type="string" table:number-columns-spanned="9" table:number-rows-spanned="1" table:style-name="ce13">
            <text:p>Request in MRBS (Meeting Room Booking System)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number-columns-spanned="9" table:number-rows-spanned="1" table:style-name="ce19"/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1" table:number-rows-spanned="2" table:style-name="ce15">
            <text:p>TC NO.</text:p>
          </table:table-cell>
          <table:table-cell office:value-type="string" table:number-columns-spanned="1" table:number-rows-spanned="2" table:style-name="ce15">
            <text:p>PRECONDITION</text:p>
          </table:table-cell>
          <table:table-cell office:value-type="string" table:number-columns-spanned="1" table:number-rows-spanned="2" table:style-name="ce15">
            <text:p>SCENARIO NAME</text:p>
          </table:table-cell>
          <table:table-cell office:value-type="string" table:number-columns-spanned="1" table:number-rows-spanned="2" table:style-name="ce15">
            <text:p>DESCRIPTION</text:p>
          </table:table-cell>
          <table:table-cell office:value-type="string" table:number-columns-spanned="1" table:number-rows-spanned="2" table:style-name="ce15">
            <text:p>ACTION</text:p>
          </table:table-cell>
          <table:table-cell office:value-type="string" table:number-columns-spanned="1" table:number-rows-spanned="2" table:style-name="ce15">
            <text:p>TEST DATA</text:p>
          </table:table-cell>
          <table:table-cell office:value-type="string" table:number-columns-spanned="1" table:number-rows-spanned="2" table:style-name="ce15">
            <text:p>EXPECTED RESULT</text:p>
          </table:table-cell>
          <table:table-cell office:value-type="string" table:number-columns-spanned="1" table:number-rows-spanned="2" table:style-name="ce16">
            <text:p>ACTUAL RESULT</text:p>
          </table:table-cell>
          <table:table-cell office:value-type="string" table:number-columns-spanned="1" table:number-rows-spanned="2" table:style-name="ce15">
            <text:p>STATUS</text:p>
          </table:table-cell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2">
          <table:table-cell table:number-columns-spanned="9" table:number-rows-spanned="1" table:style-name="ce19"/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1" table:number-rows-spanned="12" table:style-name="ce17">
            <text:p>TC_01</text:p>
          </table:table-cell>
          <table:table-cell office:value-type="string" table:number-columns-spanned="1" table:number-rows-spanned="12" table:style-name="ce18">
            <text:p>MRBS request page must be visible</text:p>
          </table:table-cell>
          <table:table-cell office:value-type="string" table:number-columns-spanned="1" table:number-rows-spanned="12" table:style-name="ce18">
            <text:p>Submit</text:p>
          </table:table-cell>
          <table:table-cell office:value-type="string" table:number-columns-spanned="1" table:number-rows-spanned="12" table:style-name="ce18">
            <text:p>Checking with valid inputs in all fields</text:p>
          </table:table-cell>
          <table:table-cell office:value-type="string" table:style-name="ce4">
            <text:p>1. <text:s text:c="2"/>Enter input in Purpose field</text:p>
          </table:table-cell>
          <table:table-cell office:value-type="string" table:style-name="ce4">
            <text:p>1. <text:s text:c="2"/>Valid Purpose</text:p>
          </table:table-cell>
          <table:table-cell office:value-type="string" table:number-columns-spanned="1" table:number-rows-spanned="12" table:style-name="ce18">
            <text:p>Submit successful and the request must be sent to the concerned person</text:p>
          </table:table-cell>
          <table:table-cell table:number-columns-spanned="1" table:number-rows-spanned="12" table:style-name="ce19"/>
          <table:table-cell table:number-columns-spanned="1" table:number-rows-spanned="12" table:style-name="ce19"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2. <text:s text:c="2"/>Enter input in Group/Project field</text:p>
          </table:table-cell>
          <table:table-cell office:value-type="string" table:style-name="ce5">
            <text:p>2. <text:s text:c="2"/>Valid Group/Field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3. <text:s text:c="2"/>Select Location</text:p>
          </table:table-cell>
          <table:table-cell office:value-type="string" table:style-name="ce5">
            <text:p>3. <text:s text:c="2"/>Locati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4. <text:s text:c="2"/>Select Preferred Room</text:p>
          </table:table-cell>
          <table:table-cell office:value-type="string" table:style-name="ce5">
            <text:p>4. <text:s text:c="2"/>Preferred Room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5. <text:s text:c="2"/>Mark Additional Requirements</text:p>
          </table:table-cell>
          <table:table-cell office:value-type="string" table:style-name="ce5">
            <text:p>5. <text:s text:c="2"/>Check Box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6. <text:s text:c="2"/>Enter Number of Participants</text:p>
          </table:table-cell>
          <table:table-cell office:value-type="string" table:style-name="ce5">
            <text:p>6. <text:s text:c="2"/>Valid No. Of Participants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7. <text:s text:c="2"/>Enter Start Time with Date</text:p>
          </table:table-cell>
          <table:table-cell office:value-type="string" table:style-name="ce5">
            <text:p>7. <text:s text:c="2"/>Valid Time and Dat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8. <text:s text:c="2"/>Enter End Time with Date</text:p>
          </table:table-cell>
          <table:table-cell office:value-type="string" table:style-name="ce5">
            <text:p>8. <text:s text:c="2"/>Valid Time and Dat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9. <text:s text:c="2"/>System must fetch Requester Name</text:p>
          </table:table-cell>
          <table:table-cell office:value-type="string" table:style-name="ce5">
            <text:p>9. <text:s text:c="2"/>Valid Tel. Ext. No.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10. System must fetch Email Id</text:p>
          </table:table-cell>
          <table:table-cell office:value-type="string" table:style-name="ce5">
            <text:p>10. Submit butt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11. Enter Tel. Ext. No.</text:p>
          </table:table-cell>
          <table:table-cell table:style-name="ce5"/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12. Click on Submit button</text:p>
          </table:table-cell>
          <table:table-cell table:style-name="ce6"/>
          <table:covered-table-cell/>
          <table:covered-table-cell/>
          <table:covered-table-cell/>
          <table:table-cell table:number-columns-repeated="16375"/>
        </table:table-row>
        <table:table-row table:style-name="ro2">
          <table:table-cell table:number-columns-spanned="9" table:number-rows-spanned="1" table:style-name="ce19"/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1" table:number-rows-spanned="12" table:style-name="ce17">
            <text:p>TC_02</text:p>
          </table:table-cell>
          <table:table-cell office:value-type="string" table:number-columns-spanned="1" table:number-rows-spanned="12" table:style-name="ce18">
            <text:p>MRBS request page must be visible</text:p>
          </table:table-cell>
          <table:table-cell office:value-type="string" table:number-columns-spanned="1" table:number-rows-spanned="12" table:style-name="ce18">
            <text:p>Submit</text:p>
          </table:table-cell>
          <table:table-cell office:value-type="string" table:number-columns-spanned="1" table:number-rows-spanned="12" table:style-name="ce18">
            <text:p>Checking with invalid inputs in Purpose fields (Length more than 30)</text:p>
          </table:table-cell>
          <table:table-cell office:value-type="string" table:style-name="ce7">
            <text:p>1. <text:s text:c="2"/>Enter input in Purpose field</text:p>
          </table:table-cell>
          <table:table-cell office:value-type="string" table:style-name="ce8">
            <text:p>1. <text:s text:c="2"/>Purpose more than 30 char.</text:p>
          </table:table-cell>
          <table:table-cell office:value-type="string" table:number-columns-spanned="1" table:number-rows-spanned="12" table:style-name="ce18">
            <text:p>Submit unsuccessful, it must prompt that Purpose field max. length is 30</text:p>
          </table:table-cell>
          <table:table-cell table:number-columns-spanned="1" table:number-rows-spanned="12" table:style-name="ce19"/>
          <table:table-cell table:number-columns-spanned="1" table:number-rows-spanned="12" table:style-name="ce19"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2. <text:s text:c="2"/>Enter input in Group/Project field</text:p>
          </table:table-cell>
          <table:table-cell office:value-type="string" table:style-name="ce5">
            <text:p>2. <text:s text:c="2"/>Valid Group/Field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3. <text:s text:c="2"/>Select Location</text:p>
          </table:table-cell>
          <table:table-cell office:value-type="string" table:style-name="ce5">
            <text:p>3. <text:s text:c="2"/>Locati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4. <text:s text:c="2"/>Select Preferred Room</text:p>
          </table:table-cell>
          <table:table-cell office:value-type="string" table:style-name="ce5">
            <text:p>4. <text:s text:c="2"/>Preferred Room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5. <text:s text:c="2"/>Mark Additional Requirements</text:p>
          </table:table-cell>
          <table:table-cell office:value-type="string" table:style-name="ce5">
            <text:p>5. <text:s text:c="2"/>Check Box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6. <text:s text:c="2"/>Enter Number of Participants</text:p>
          </table:table-cell>
          <table:table-cell office:value-type="string" table:style-name="ce5">
            <text:p>6. <text:s text:c="2"/>Valid No. Of Participants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7. <text:s text:c="2"/>Enter Start Time with Date</text:p>
          </table:table-cell>
          <table:table-cell office:value-type="string" table:style-name="ce5">
            <text:p>7. <text:s text:c="2"/>Valid Time and Dat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8. <text:s text:c="2"/>Enter End Time with Date</text:p>
          </table:table-cell>
          <table:table-cell office:value-type="string" table:style-name="ce5">
            <text:p>8. <text:s text:c="2"/>Valid Time and Dat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9. <text:s text:c="2"/>System must fetch Requester Name</text:p>
          </table:table-cell>
          <table:table-cell office:value-type="string" table:style-name="ce5">
            <text:p>9. <text:s text:c="2"/>Valid Tel. Ext. No.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10. System must fetch Email Id</text:p>
          </table:table-cell>
          <table:table-cell office:value-type="string" table:style-name="ce5">
            <text:p>10. Submit butt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11. Enter Tel. Ext. No.</text:p>
          </table:table-cell>
          <table:table-cell table:style-name="ce5"/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12. Click on Submit button</text:p>
          </table:table-cell>
          <table:table-cell table:style-name="ce6"/>
          <table:covered-table-cell/>
          <table:covered-table-cell/>
          <table:covered-table-cell/>
          <table:table-cell table:number-columns-repeated="16375"/>
        </table:table-row>
        <table:table-row table:style-name="ro2">
          <table:table-cell table:number-columns-spanned="9" table:number-rows-spanned="1" table:style-name="ce19"/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1" table:number-rows-spanned="12" table:style-name="ce17">
            <text:p>TC_03</text:p>
          </table:table-cell>
          <table:table-cell office:value-type="string" table:number-columns-spanned="1" table:number-rows-spanned="12" table:style-name="ce18">
            <text:p>MRBS request page must be visible</text:p>
          </table:table-cell>
          <table:table-cell office:value-type="string" table:number-columns-spanned="1" table:number-rows-spanned="12" table:style-name="ce18">
            <text:p>Submit</text:p>
          </table:table-cell>
          <table:table-cell office:value-type="string" table:number-columns-spanned="1" table:number-rows-spanned="12" table:style-name="ce18">
            <text:p>Checking with empty data in Group/Project <text:s/>field</text:p>
          </table:table-cell>
          <table:table-cell office:value-type="string" table:style-name="ce4">
            <text:p>1. <text:s text:c="2"/>Enter input in Purpose field</text:p>
          </table:table-cell>
          <table:table-cell office:value-type="string" table:style-name="ce4">
            <text:p>1. <text:s text:c="2"/>Valid Purpose</text:p>
          </table:table-cell>
          <table:table-cell office:value-type="string" table:number-columns-spanned="1" table:number-rows-spanned="12" table:style-name="ce18">
            <text:p>Submit successful and the request must be sent to the concerned person</text:p>
          </table:table-cell>
          <table:table-cell table:number-columns-spanned="1" table:number-rows-spanned="12" table:style-name="ce19"/>
          <table:table-cell table:number-columns-spanned="1" table:number-rows-spanned="12" table:style-name="ce19"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2. <text:s text:c="2"/>Enter input in Group/Project field</text:p>
          </table:table-cell>
          <table:table-cell office:value-type="string" table:style-name="ce9">
            <text:p>2. <text:s text:c="2"/>Empty Group/Field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3. <text:s text:c="2"/>Select Location</text:p>
          </table:table-cell>
          <table:table-cell office:value-type="string" table:style-name="ce5">
            <text:p>3. <text:s text:c="2"/>Locati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4. <text:s text:c="2"/>Select Preferred Room</text:p>
          </table:table-cell>
          <table:table-cell office:value-type="string" table:style-name="ce5">
            <text:p>4. <text:s text:c="2"/>Preferred Room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5. <text:s text:c="2"/>Mark Additional Requirements</text:p>
          </table:table-cell>
          <table:table-cell office:value-type="string" table:style-name="ce5">
            <text:p>5. <text:s text:c="2"/>Check Box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6. <text:s text:c="2"/>Enter Number of Participants</text:p>
          </table:table-cell>
          <table:table-cell office:value-type="string" table:style-name="ce5">
            <text:p>6. <text:s text:c="2"/>Valid No. Of Participants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7. <text:s text:c="2"/>Enter Start Time with Date</text:p>
          </table:table-cell>
          <table:table-cell office:value-type="string" table:style-name="ce5">
            <text:p>7. <text:s text:c="2"/>Valid Time and Dat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8. <text:s text:c="2"/>Enter End Time with Date</text:p>
          </table:table-cell>
          <table:table-cell office:value-type="string" table:style-name="ce5">
            <text:p>8. <text:s text:c="2"/>Valid Time and Dat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9. <text:s text:c="2"/>System must fetch Requester Name</text:p>
          </table:table-cell>
          <table:table-cell office:value-type="string" table:style-name="ce5">
            <text:p>9. <text:s text:c="2"/>Valid Tel. Ext. No.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10. System must fetch Email Id</text:p>
          </table:table-cell>
          <table:table-cell office:value-type="string" table:style-name="ce5">
            <text:p>10. Submit butt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11. Enter Tel. Ext. No.</text:p>
          </table:table-cell>
          <table:table-cell table:style-name="ce5"/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12. Click on Submit button</text:p>
          </table:table-cell>
          <table:table-cell table:style-name="ce6"/>
          <table:covered-table-cell/>
          <table:covered-table-cell/>
          <table:covered-table-cell/>
          <table:table-cell table:number-columns-repeated="16375"/>
        </table:table-row>
        <table:table-row table:style-name="ro2">
          <table:table-cell table:number-columns-spanned="9" table:number-rows-spanned="1" table:style-name="ce19"/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1" table:number-rows-spanned="12" table:style-name="ce17">
            <text:p>TC_04</text:p>
          </table:table-cell>
          <table:table-cell office:value-type="string" table:number-columns-spanned="1" table:number-rows-spanned="12" table:style-name="ce18">
            <text:p>MRBS request page must be visible</text:p>
          </table:table-cell>
          <table:table-cell office:value-type="string" table:number-columns-spanned="1" table:number-rows-spanned="12" table:style-name="ce18">
            <text:p>Submit</text:p>
          </table:table-cell>
          <table:table-cell office:value-type="string" table:number-columns-spanned="1" table:number-rows-spanned="12" table:style-name="ce18">
            <text:p>Checking with empty Location fields</text:p>
          </table:table-cell>
          <table:table-cell office:value-type="string" table:style-name="ce4">
            <text:p>1. <text:s text:c="2"/>Enter input in Purpose field</text:p>
          </table:table-cell>
          <table:table-cell office:value-type="string" table:style-name="ce4">
            <text:p>1. <text:s text:c="2"/>Valid Purpose</text:p>
          </table:table-cell>
          <table:table-cell office:value-type="string" table:number-columns-spanned="1" table:number-rows-spanned="12" table:style-name="ce18">
            <text:p>Submit unsuccessful, it must prompt that Location field is mandatory</text:p>
          </table:table-cell>
          <table:table-cell table:number-columns-spanned="1" table:number-rows-spanned="12" table:style-name="ce19"/>
          <table:table-cell table:number-columns-spanned="1" table:number-rows-spanned="12" table:style-name="ce19"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2. <text:s text:c="2"/>Enter input in Group/Project field</text:p>
          </table:table-cell>
          <table:table-cell office:value-type="string" table:style-name="ce5">
            <text:p>2. <text:s text:c="2"/>Valid Group/Field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3. <text:s text:c="2"/>Not Selecting Location</text:p>
          </table:table-cell>
          <table:table-cell office:value-type="string" table:style-name="ce9">
            <text:p>3. <text:s text:c="2"/>Not Selecting Locati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4. <text:s text:c="2"/>Select Preferred Room</text:p>
          </table:table-cell>
          <table:table-cell office:value-type="string" table:style-name="ce5">
            <text:p>4. <text:s text:c="2"/>Preferred Room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5. <text:s text:c="2"/>Mark Additional Requirements</text:p>
          </table:table-cell>
          <table:table-cell office:value-type="string" table:style-name="ce5">
            <text:p>5. <text:s text:c="2"/>Check Box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6. <text:s text:c="2"/>Enter Number of Participants</text:p>
          </table:table-cell>
          <table:table-cell office:value-type="string" table:style-name="ce5">
            <text:p>6. <text:s text:c="2"/>Valid No. Of Participants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7. <text:s text:c="2"/>Enter Start Time with Date</text:p>
          </table:table-cell>
          <table:table-cell office:value-type="string" table:style-name="ce5">
            <text:p>7. <text:s text:c="2"/>Valid Time and Dat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8. <text:s text:c="2"/>Enter End Time with Date</text:p>
          </table:table-cell>
          <table:table-cell office:value-type="string" table:style-name="ce5">
            <text:p>8. <text:s text:c="2"/>Valid Time and Dat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9. <text:s text:c="2"/>System must fetch Requester Name</text:p>
          </table:table-cell>
          <table:table-cell office:value-type="string" table:style-name="ce5">
            <text:p>9. <text:s text:c="2"/>Valid Tel. Ext. No.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10. System must fetch Email Id</text:p>
          </table:table-cell>
          <table:table-cell office:value-type="string" table:style-name="ce5">
            <text:p>10. Submit butt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11. Enter Tel. Ext. No.</text:p>
          </table:table-cell>
          <table:table-cell table:style-name="ce5"/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12. Click on Submit button</text:p>
          </table:table-cell>
          <table:table-cell table:style-name="ce6"/>
          <table:covered-table-cell/>
          <table:covered-table-cell/>
          <table:covered-table-cell/>
          <table:table-cell table:number-columns-repeated="16375"/>
        </table:table-row>
        <table:table-row table:style-name="ro2">
          <table:table-cell table:number-columns-spanned="9" table:number-rows-spanned="1" table:style-name="ce19"/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1" table:number-rows-spanned="12" table:style-name="ce17">
            <text:p>TC_05</text:p>
          </table:table-cell>
          <table:table-cell office:value-type="string" table:number-columns-spanned="1" table:number-rows-spanned="12" table:style-name="ce18">
            <text:p>MRBS request page must be visible</text:p>
          </table:table-cell>
          <table:table-cell office:value-type="string" table:number-columns-spanned="1" table:number-rows-spanned="12" table:style-name="ce18">
            <text:p>Submit</text:p>
          </table:table-cell>
          <table:table-cell office:value-type="string" table:number-columns-spanned="1" table:number-rows-spanned="12" table:style-name="ce18">
            <text:p>Checking with empty Preferred Room field</text:p>
          </table:table-cell>
          <table:table-cell office:value-type="string" table:style-name="ce4">
            <text:p>1. <text:s text:c="2"/>Enter input in Purpose field</text:p>
          </table:table-cell>
          <table:table-cell office:value-type="string" table:style-name="ce4">
            <text:p>1. <text:s text:c="2"/>Valid Purpose</text:p>
          </table:table-cell>
          <table:table-cell office:value-type="string" table:number-columns-spanned="1" table:number-rows-spanned="12" table:style-name="ce18">
            <text:p>Submit successful and the request must be sent to the concerned person</text:p>
          </table:table-cell>
          <table:table-cell table:number-columns-spanned="1" table:number-rows-spanned="12" table:style-name="ce19"/>
          <table:table-cell table:number-columns-spanned="1" table:number-rows-spanned="12" table:style-name="ce19"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2. <text:s text:c="2"/>Enter input in Group/Project field</text:p>
          </table:table-cell>
          <table:table-cell office:value-type="string" table:style-name="ce5">
            <text:p>2. <text:s text:c="2"/>Valid Group/Field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3. <text:s text:c="2"/>Select Location</text:p>
          </table:table-cell>
          <table:table-cell office:value-type="string" table:style-name="ce5">
            <text:p>3. <text:s text:c="2"/>Locati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4. <text:s text:c="2"/>Not Selecting Preferred Room</text:p>
          </table:table-cell>
          <table:table-cell office:value-type="string" table:style-name="ce9">
            <text:p><text:span text:style-name="T2">4. Not selecting<text:s/></text:span>Preferred Room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5. <text:s text:c="2"/>Mark Additional Requirements</text:p>
          </table:table-cell>
          <table:table-cell office:value-type="string" table:style-name="ce5">
            <text:p>5. <text:s text:c="2"/>Check Box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6. <text:s text:c="2"/>Enter Number of Participants</text:p>
          </table:table-cell>
          <table:table-cell office:value-type="string" table:style-name="ce5">
            <text:p>6. <text:s text:c="2"/>Valid No. Of Participants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7. <text:s text:c="2"/>Enter Start Time with Date</text:p>
          </table:table-cell>
          <table:table-cell office:value-type="string" table:style-name="ce5">
            <text:p>7. <text:s text:c="2"/>Valid Time and Dat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8. <text:s text:c="2"/>Enter End Time with Date</text:p>
          </table:table-cell>
          <table:table-cell office:value-type="string" table:style-name="ce5">
            <text:p>8. <text:s text:c="2"/>Valid Time and Dat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9. <text:s text:c="2"/>System must fetch Requester Name</text:p>
          </table:table-cell>
          <table:table-cell office:value-type="string" table:style-name="ce5">
            <text:p>9. <text:s text:c="2"/>Valid Tel. Ext. No.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10. System must fetch Email Id</text:p>
          </table:table-cell>
          <table:table-cell office:value-type="string" table:style-name="ce5">
            <text:p>10. Submit butt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11. Enter Tel. Ext. No.</text:p>
          </table:table-cell>
          <table:table-cell table:style-name="ce5"/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12. Click on Submit button</text:p>
          </table:table-cell>
          <table:table-cell table:style-name="ce6"/>
          <table:covered-table-cell/>
          <table:covered-table-cell/>
          <table:covered-table-cell/>
          <table:table-cell table:number-columns-repeated="16375"/>
        </table:table-row>
        <table:table-row table:style-name="ro2">
          <table:table-cell table:number-columns-spanned="9" table:number-rows-spanned="1" table:style-name="ce19"/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1" table:number-rows-spanned="12" table:style-name="ce17">
            <text:p>TC_06</text:p>
          </table:table-cell>
          <table:table-cell office:value-type="string" table:number-columns-spanned="1" table:number-rows-spanned="12" table:style-name="ce18">
            <text:p>MRBS request page must be visible</text:p>
          </table:table-cell>
          <table:table-cell office:value-type="string" table:number-columns-spanned="1" table:number-rows-spanned="12" table:style-name="ce18">
            <text:p>Submit</text:p>
          </table:table-cell>
          <table:table-cell office:value-type="string" table:number-columns-spanned="1" table:number-rows-spanned="12" table:style-name="ce18">
            <text:p>Checking without selecting Additional Requirements field</text:p>
          </table:table-cell>
          <table:table-cell office:value-type="string" table:style-name="ce4">
            <text:p>1. <text:s text:c="2"/>Enter input in Purpose field</text:p>
          </table:table-cell>
          <table:table-cell office:value-type="string" table:style-name="ce4">
            <text:p>1. <text:s text:c="2"/>Valid Purpose</text:p>
          </table:table-cell>
          <table:table-cell office:value-type="string" table:number-columns-spanned="1" table:number-rows-spanned="12" table:style-name="ce18">
            <text:p>Submit successful and the request must be sent to the concerned person</text:p>
          </table:table-cell>
          <table:table-cell table:number-columns-spanned="1" table:number-rows-spanned="12" table:style-name="ce19"/>
          <table:table-cell table:number-columns-spanned="1" table:number-rows-spanned="12" table:style-name="ce19"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2. <text:s text:c="2"/>Enter input in Group/Project field</text:p>
          </table:table-cell>
          <table:table-cell office:value-type="string" table:style-name="ce5">
            <text:p>2. <text:s text:c="2"/>Valid Group/Field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3. <text:s text:c="2"/>Select Location</text:p>
          </table:table-cell>
          <table:table-cell office:value-type="string" table:style-name="ce5">
            <text:p>3. <text:s text:c="2"/>Locati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4. <text:s text:c="2"/>Select Preferred Room</text:p>
          </table:table-cell>
          <table:table-cell office:value-type="string" table:style-name="ce5">
            <text:p>4. <text:s text:c="2"/>Preferred Room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5. <text:s text:c="2"/>Mark Additional Requirements</text:p>
          </table:table-cell>
          <table:table-cell office:value-type="string" table:style-name="ce9">
            <text:p>5. <text:s text:c="2"/>Not Selecting in Check Box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6. <text:s text:c="2"/>Enter Number of Participants</text:p>
          </table:table-cell>
          <table:table-cell office:value-type="string" table:style-name="ce5">
            <text:p>6. <text:s text:c="2"/>Valid No. Of Participants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7. <text:s text:c="2"/>Enter Start Time with Date</text:p>
          </table:table-cell>
          <table:table-cell office:value-type="string" table:style-name="ce5">
            <text:p>7. <text:s text:c="2"/>Valid Time and Dat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8. <text:s text:c="2"/>Enter End Time with Date</text:p>
          </table:table-cell>
          <table:table-cell office:value-type="string" table:style-name="ce5">
            <text:p>8. <text:s text:c="2"/>Valid Time and Dat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9. <text:s text:c="2"/>System must fetch Requester Name</text:p>
          </table:table-cell>
          <table:table-cell office:value-type="string" table:style-name="ce5">
            <text:p>9. <text:s text:c="2"/>Valid Tel. Ext. No.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10. System must fetch Email Id</text:p>
          </table:table-cell>
          <table:table-cell office:value-type="string" table:style-name="ce5">
            <text:p>10. Submit butt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11. Enter Tel. Ext. No.</text:p>
          </table:table-cell>
          <table:table-cell table:style-name="ce5"/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12. Click on Submit button</text:p>
          </table:table-cell>
          <table:table-cell table:style-name="ce6"/>
          <table:covered-table-cell/>
          <table:covered-table-cell/>
          <table:covered-table-cell/>
          <table:table-cell table:number-columns-repeated="16375"/>
        </table:table-row>
        <table:table-row table:style-name="ro2">
          <table:table-cell table:number-columns-spanned="9" table:number-rows-spanned="1" table:style-name="ce19"/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1" table:number-rows-spanned="12" table:style-name="ce17">
            <text:p>TC_07</text:p>
          </table:table-cell>
          <table:table-cell office:value-type="string" table:number-columns-spanned="1" table:number-rows-spanned="12" table:style-name="ce18">
            <text:p>MRBS request page must be visible</text:p>
          </table:table-cell>
          <table:table-cell office:value-type="string" table:number-columns-spanned="1" table:number-rows-spanned="12" table:style-name="ce18">
            <text:p>Submit</text:p>
          </table:table-cell>
          <table:table-cell office:value-type="string" table:number-columns-spanned="1" table:number-rows-spanned="12" table:style-name="ce18">
            <text:p>Checking with empty Number of Participants field</text:p>
          </table:table-cell>
          <table:table-cell office:value-type="string" table:style-name="ce4">
            <text:p>1. <text:s text:c="2"/>Enter input in Purpose field</text:p>
          </table:table-cell>
          <table:table-cell office:value-type="string" table:style-name="ce4">
            <text:p>1. <text:s text:c="2"/>Valid Purpose</text:p>
          </table:table-cell>
          <table:table-cell office:value-type="string" table:number-columns-spanned="1" table:number-rows-spanned="12" table:style-name="ce18">
            <text:p>Submit unsuccessful, it must prompt that Number of Participants field is mandatory</text:p>
          </table:table-cell>
          <table:table-cell table:number-columns-spanned="1" table:number-rows-spanned="12" table:style-name="ce19"/>
          <table:table-cell table:number-columns-spanned="1" table:number-rows-spanned="12" table:style-name="ce19"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2. <text:s text:c="2"/>Enter input in Group/Project field</text:p>
          </table:table-cell>
          <table:table-cell office:value-type="string" table:style-name="ce5">
            <text:p>2. <text:s text:c="2"/>Valid Group/Field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3. <text:s text:c="2"/>Select Location</text:p>
          </table:table-cell>
          <table:table-cell office:value-type="string" table:style-name="ce5">
            <text:p>3. <text:s text:c="2"/>Locati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4. <text:s text:c="2"/>Select Preferred Room</text:p>
          </table:table-cell>
          <table:table-cell office:value-type="string" table:style-name="ce5">
            <text:p>4. <text:s text:c="2"/>Preferred Room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5. <text:s text:c="2"/>Mark Additional Requirements</text:p>
          </table:table-cell>
          <table:table-cell office:value-type="string" table:style-name="ce5">
            <text:p>5. <text:s text:c="2"/>Check Box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6. <text:s text:c="2"/>No Number of Participants</text:p>
          </table:table-cell>
          <table:table-cell office:value-type="string" table:style-name="ce9">
            <text:p>6. <text:s text:c="2"/>Empty No. Of Participants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7. <text:s text:c="2"/>Enter Start Time with Date</text:p>
          </table:table-cell>
          <table:table-cell office:value-type="string" table:style-name="ce5">
            <text:p>7. <text:s text:c="2"/>Valid Time and Dat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8. <text:s text:c="2"/>Enter End Time with Date</text:p>
          </table:table-cell>
          <table:table-cell office:value-type="string" table:style-name="ce5">
            <text:p>8. <text:s text:c="2"/>Valid Time and Dat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9. <text:s text:c="2"/>System must fetch Requester Name</text:p>
          </table:table-cell>
          <table:table-cell office:value-type="string" table:style-name="ce5">
            <text:p>9. <text:s text:c="2"/>Valid Tel. Ext. No.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10. System must fetch Email Id</text:p>
          </table:table-cell>
          <table:table-cell office:value-type="string" table:style-name="ce5">
            <text:p>10. Submit butt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11. Enter Tel. Ext. No.</text:p>
          </table:table-cell>
          <table:table-cell table:style-name="ce5"/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12. Click on Submit button</text:p>
          </table:table-cell>
          <table:table-cell table:style-name="ce6"/>
          <table:covered-table-cell/>
          <table:covered-table-cell/>
          <table:covered-table-cell/>
          <table:table-cell table:number-columns-repeated="16375"/>
        </table:table-row>
        <table:table-row table:style-name="ro2">
          <table:table-cell table:number-columns-spanned="9" table:number-rows-spanned="1" table:style-name="ce19"/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1" table:number-rows-spanned="12" table:style-name="ce17">
            <text:p>TC_08</text:p>
          </table:table-cell>
          <table:table-cell office:value-type="string" table:number-columns-spanned="1" table:number-rows-spanned="12" table:style-name="ce18">
            <text:p>MRBS request page must be visible</text:p>
          </table:table-cell>
          <table:table-cell office:value-type="string" table:number-columns-spanned="1" table:number-rows-spanned="12" table:style-name="ce18">
            <text:p>Submit</text:p>
          </table:table-cell>
          <table:table-cell office:value-type="string" table:number-columns-spanned="1" table:number-rows-spanned="12" table:style-name="ce18">
            <text:p>Checking with empty Start time and Date</text:p>
          </table:table-cell>
          <table:table-cell office:value-type="string" table:style-name="ce4">
            <text:p>1. <text:s text:c="2"/>Enter input in Purpose field</text:p>
          </table:table-cell>
          <table:table-cell office:value-type="string" table:style-name="ce4">
            <text:p>1. <text:s text:c="2"/>Valid Purpose</text:p>
          </table:table-cell>
          <table:table-cell office:value-type="string" table:number-columns-spanned="1" table:number-rows-spanned="12" table:style-name="ce18">
            <text:p>Submit unsuccessful, it must prompt that Start Time field is mandatory</text:p>
          </table:table-cell>
          <table:table-cell table:number-columns-spanned="1" table:number-rows-spanned="12" table:style-name="ce19"/>
          <table:table-cell table:number-columns-spanned="1" table:number-rows-spanned="12" table:style-name="ce19"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2. <text:s text:c="2"/>Enter input in Group/Project field</text:p>
          </table:table-cell>
          <table:table-cell office:value-type="string" table:style-name="ce5">
            <text:p>2. <text:s text:c="2"/>Valid Group/Field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3. <text:s text:c="2"/>Select Location</text:p>
          </table:table-cell>
          <table:table-cell office:value-type="string" table:style-name="ce5">
            <text:p>3. <text:s text:c="2"/>Locati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4. <text:s text:c="2"/>Select Preferred Room</text:p>
          </table:table-cell>
          <table:table-cell office:value-type="string" table:style-name="ce5">
            <text:p>4. <text:s text:c="2"/>Preferred Room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5. <text:s text:c="2"/>Mark Additional Requirements</text:p>
          </table:table-cell>
          <table:table-cell office:value-type="string" table:style-name="ce5">
            <text:p>5. <text:s text:c="2"/>Check Box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6. <text:s text:c="2"/>Enter Number of Participants</text:p>
          </table:table-cell>
          <table:table-cell office:value-type="string" table:style-name="ce5">
            <text:p>6. <text:s text:c="2"/>Valid No. Of Participants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7. <text:s text:c="2"/>Empty Start Time with Date</text:p>
          </table:table-cell>
          <table:table-cell office:value-type="string" table:style-name="ce9">
            <text:p>7. <text:s text:c="2"/>No Time and Dat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8. <text:s text:c="2"/>Enter End Time with Date</text:p>
          </table:table-cell>
          <table:table-cell office:value-type="string" table:style-name="ce5">
            <text:p>8. <text:s text:c="2"/>Valid Time and Dat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9. <text:s text:c="2"/>System must fetch Requester Name</text:p>
          </table:table-cell>
          <table:table-cell office:value-type="string" table:style-name="ce5">
            <text:p>9. <text:s text:c="2"/>Valid Tel. Ext. No.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10. System must fetch Email Id</text:p>
          </table:table-cell>
          <table:table-cell office:value-type="string" table:style-name="ce5">
            <text:p>10. Submit butt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11. Enter Tel. Ext. No.</text:p>
          </table:table-cell>
          <table:table-cell table:style-name="ce5"/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12. Click on Submit button</text:p>
          </table:table-cell>
          <table:table-cell table:style-name="ce6"/>
          <table:covered-table-cell/>
          <table:covered-table-cell/>
          <table:covered-table-cell/>
          <table:table-cell table:number-columns-repeated="16375"/>
        </table:table-row>
        <table:table-row table:style-name="ro2">
          <table:table-cell table:number-columns-spanned="9" table:number-rows-spanned="1" table:style-name="ce19"/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1" table:number-rows-spanned="12" table:style-name="ce17">
            <text:p>TC_09</text:p>
          </table:table-cell>
          <table:table-cell office:value-type="string" table:number-columns-spanned="1" table:number-rows-spanned="12" table:style-name="ce18">
            <text:p>MRBS request page must be visible</text:p>
          </table:table-cell>
          <table:table-cell office:value-type="string" table:number-columns-spanned="1" table:number-rows-spanned="12" table:style-name="ce18">
            <text:p>Submit</text:p>
          </table:table-cell>
          <table:table-cell office:value-type="string" table:number-columns-spanned="1" table:number-rows-spanned="12" table:style-name="ce18">
            <text:p>Checking with invalid Start time and Date</text:p>
          </table:table-cell>
          <table:table-cell office:value-type="string" table:style-name="ce4">
            <text:p>1. <text:s text:c="2"/>Enter input in Purpose field</text:p>
          </table:table-cell>
          <table:table-cell office:value-type="string" table:style-name="ce4">
            <text:p>1. <text:s text:c="2"/>Valid Purpose</text:p>
          </table:table-cell>
          <table:table-cell office:value-type="string" table:number-columns-spanned="1" table:number-rows-spanned="12" table:style-name="ce18">
            <text:p>Submit unsuccessful, it must prompt to enter valid Start date and time</text:p>
          </table:table-cell>
          <table:table-cell table:number-columns-spanned="1" table:number-rows-spanned="12" table:style-name="ce19"/>
          <table:table-cell table:number-columns-spanned="1" table:number-rows-spanned="12" table:style-name="ce19"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2. <text:s text:c="2"/>Enter input in Group/Project field</text:p>
          </table:table-cell>
          <table:table-cell office:value-type="string" table:style-name="ce5">
            <text:p>2. <text:s text:c="2"/>Valid Group/Field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3. <text:s text:c="2"/>Select Location</text:p>
          </table:table-cell>
          <table:table-cell office:value-type="string" table:style-name="ce5">
            <text:p>3. <text:s text:c="2"/>Locati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4. <text:s text:c="2"/>Select Preferred Room</text:p>
          </table:table-cell>
          <table:table-cell office:value-type="string" table:style-name="ce5">
            <text:p>4. <text:s text:c="2"/>Preferred Room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5. <text:s text:c="2"/>Mark Additional Requirements</text:p>
          </table:table-cell>
          <table:table-cell office:value-type="string" table:style-name="ce5">
            <text:p>5. <text:s text:c="2"/>Check Box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6. <text:s text:c="2"/>Enter Number of Participants</text:p>
          </table:table-cell>
          <table:table-cell office:value-type="string" table:style-name="ce5">
            <text:p>6. <text:s text:c="2"/>Valid No. Of Participants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7. <text:s text:c="2"/>Enter Start Time with Date</text:p>
          </table:table-cell>
          <table:table-cell office:value-type="string" table:style-name="ce9">
            <text:p>7. <text:s text:c="2"/>Invalid Time and Dat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8. <text:s text:c="2"/>Enter End Time with Date</text:p>
          </table:table-cell>
          <table:table-cell office:value-type="string" table:style-name="ce5">
            <text:p>8. <text:s text:c="2"/>Valid Time and Dat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9. <text:s text:c="2"/>System must fetch Requester Name</text:p>
          </table:table-cell>
          <table:table-cell office:value-type="string" table:style-name="ce5">
            <text:p>9. <text:s text:c="2"/>Valid Tel. Ext. No.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10. System must fetch Email Id</text:p>
          </table:table-cell>
          <table:table-cell office:value-type="string" table:style-name="ce5">
            <text:p>10. Submit butt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11. Enter Tel. Ext. No.</text:p>
          </table:table-cell>
          <table:table-cell table:style-name="ce5"/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12. Click on Submit button</text:p>
          </table:table-cell>
          <table:table-cell table:style-name="ce6"/>
          <table:covered-table-cell/>
          <table:covered-table-cell/>
          <table:covered-table-cell/>
          <table:table-cell table:number-columns-repeated="16375"/>
        </table:table-row>
        <table:table-row table:style-name="ro2">
          <table:table-cell table:number-columns-spanned="9" table:number-rows-spanned="1" table:style-name="ce19"/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1" table:number-rows-spanned="12" table:style-name="ce17">
            <text:p>TC_10</text:p>
          </table:table-cell>
          <table:table-cell office:value-type="string" table:number-columns-spanned="1" table:number-rows-spanned="12" table:style-name="ce18">
            <text:p>MRBS request page must be visible</text:p>
          </table:table-cell>
          <table:table-cell office:value-type="string" table:number-columns-spanned="1" table:number-rows-spanned="12" table:style-name="ce18">
            <text:p>Submit</text:p>
          </table:table-cell>
          <table:table-cell office:value-type="string" table:number-columns-spanned="1" table:number-rows-spanned="12" table:style-name="ce18">
            <text:p>Checking with empty End time and Date</text:p>
          </table:table-cell>
          <table:table-cell office:value-type="string" table:style-name="ce4">
            <text:p>1. <text:s text:c="2"/>Enter input in Purpose field</text:p>
          </table:table-cell>
          <table:table-cell office:value-type="string" table:style-name="ce4">
            <text:p>1. <text:s text:c="2"/>Valid Purpose</text:p>
          </table:table-cell>
          <table:table-cell office:value-type="string" table:number-columns-spanned="1" table:number-rows-spanned="12" table:style-name="ce18">
            <text:p>Submit unsuccessful, it must prompt that End Time field is mandatory</text:p>
          </table:table-cell>
          <table:table-cell table:number-columns-spanned="1" table:number-rows-spanned="12" table:style-name="ce19"/>
          <table:table-cell table:number-columns-spanned="1" table:number-rows-spanned="12" table:style-name="ce19"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2. <text:s text:c="2"/>Enter input in Group/Project field</text:p>
          </table:table-cell>
          <table:table-cell office:value-type="string" table:style-name="ce5">
            <text:p>2. <text:s text:c="2"/>Valid Group/Field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3. <text:s text:c="2"/>Select Location</text:p>
          </table:table-cell>
          <table:table-cell office:value-type="string" table:style-name="ce5">
            <text:p>3. <text:s text:c="2"/>Locati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4. <text:s text:c="2"/>Select Preferred Room</text:p>
          </table:table-cell>
          <table:table-cell office:value-type="string" table:style-name="ce5">
            <text:p>4. <text:s text:c="2"/>Preferred Room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5. <text:s text:c="2"/>Mark Additional Requirements</text:p>
          </table:table-cell>
          <table:table-cell office:value-type="string" table:style-name="ce5">
            <text:p>5. <text:s text:c="2"/>Check Box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6. <text:s text:c="2"/>Enter Number of Participants</text:p>
          </table:table-cell>
          <table:table-cell office:value-type="string" table:style-name="ce5">
            <text:p>6. <text:s text:c="2"/>Valid No. Of Participants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7. <text:s text:c="2"/>Enter Start Time with Date</text:p>
          </table:table-cell>
          <table:table-cell office:value-type="string" table:style-name="ce5">
            <text:p>7. <text:s text:c="2"/>Valid Time and Dat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8. <text:s text:c="2"/>Empty End Time with Date</text:p>
          </table:table-cell>
          <table:table-cell office:value-type="string" table:style-name="ce9">
            <text:p>8. <text:s text:c="2"/>No Time and Dat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9. <text:s text:c="2"/>System must fetch Requester Name</text:p>
          </table:table-cell>
          <table:table-cell office:value-type="string" table:style-name="ce5">
            <text:p>9. <text:s text:c="2"/>Valid Tel. Ext. No.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10. System must fetch Email Id</text:p>
          </table:table-cell>
          <table:table-cell office:value-type="string" table:style-name="ce5">
            <text:p>10. Submit butt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11. Enter Tel. Ext. No.</text:p>
          </table:table-cell>
          <table:table-cell table:style-name="ce5"/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12. Click on Submit button</text:p>
          </table:table-cell>
          <table:table-cell table:style-name="ce6"/>
          <table:covered-table-cell/>
          <table:covered-table-cell/>
          <table:covered-table-cell/>
          <table:table-cell table:number-columns-repeated="16375"/>
        </table:table-row>
        <table:table-row table:style-name="ro2">
          <table:table-cell table:number-columns-spanned="9" table:number-rows-spanned="1" table:style-name="ce19"/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1" table:number-rows-spanned="12" table:style-name="ce17">
            <text:p>TC_11</text:p>
          </table:table-cell>
          <table:table-cell office:value-type="string" table:number-columns-spanned="1" table:number-rows-spanned="12" table:style-name="ce18">
            <text:p>MRBS request page must be visible</text:p>
          </table:table-cell>
          <table:table-cell office:value-type="string" table:number-columns-spanned="1" table:number-rows-spanned="12" table:style-name="ce18">
            <text:p>Submit</text:p>
          </table:table-cell>
          <table:table-cell office:value-type="string" table:number-columns-spanned="1" table:number-rows-spanned="12" table:style-name="ce18">
            <text:p>Checking with invalid End time and Date</text:p>
          </table:table-cell>
          <table:table-cell office:value-type="string" table:style-name="ce4">
            <text:p>1. <text:s text:c="2"/>Enter input in Purpose field</text:p>
          </table:table-cell>
          <table:table-cell office:value-type="string" table:style-name="ce4">
            <text:p>1. <text:s text:c="2"/>Valid Purpose</text:p>
          </table:table-cell>
          <table:table-cell office:value-type="string" table:number-columns-spanned="1" table:number-rows-spanned="12" table:style-name="ce18">
            <text:p>Submit unsuccessful, it must prompt to enter valid End date and time</text:p>
          </table:table-cell>
          <table:table-cell table:number-columns-spanned="1" table:number-rows-spanned="12" table:style-name="ce19"/>
          <table:table-cell table:number-columns-spanned="1" table:number-rows-spanned="12" table:style-name="ce19"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2. <text:s text:c="2"/>Enter input in Group/Project field</text:p>
          </table:table-cell>
          <table:table-cell office:value-type="string" table:style-name="ce5">
            <text:p>2. <text:s text:c="2"/>Valid Group/Field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3. <text:s text:c="2"/>Select Location</text:p>
          </table:table-cell>
          <table:table-cell office:value-type="string" table:style-name="ce5">
            <text:p>3. <text:s text:c="2"/>Locati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4. <text:s text:c="2"/>Select Preferred Room</text:p>
          </table:table-cell>
          <table:table-cell office:value-type="string" table:style-name="ce5">
            <text:p>4. <text:s text:c="2"/>Preferred Room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5. <text:s text:c="2"/>Mark Additional Requirements</text:p>
          </table:table-cell>
          <table:table-cell office:value-type="string" table:style-name="ce5">
            <text:p>5. <text:s text:c="2"/>Check Box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6. <text:s text:c="2"/>Enter Number of Participants</text:p>
          </table:table-cell>
          <table:table-cell office:value-type="string" table:style-name="ce5">
            <text:p>6. <text:s text:c="2"/>Valid No. Of Participants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7. <text:s text:c="2"/>Enter Start Time with Date</text:p>
          </table:table-cell>
          <table:table-cell office:value-type="string" table:style-name="ce5">
            <text:p>7. <text:s text:c="2"/>Valid Time and Dat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8. <text:s text:c="2"/>Enter End Time with Date</text:p>
          </table:table-cell>
          <table:table-cell office:value-type="string" table:style-name="ce9">
            <text:p>7. <text:s text:c="2"/>Invalid Time and Dat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9. <text:s text:c="2"/>System must fetch Requester Name</text:p>
          </table:table-cell>
          <table:table-cell office:value-type="string" table:style-name="ce5">
            <text:p>9. <text:s text:c="2"/>Valid Tel. Ext. No.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10. System must fetch Email Id</text:p>
          </table:table-cell>
          <table:table-cell office:value-type="string" table:style-name="ce5">
            <text:p>10. Submit butt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11. Enter Tel. Ext. No.</text:p>
          </table:table-cell>
          <table:table-cell table:style-name="ce5"/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12. Click on Submit button</text:p>
          </table:table-cell>
          <table:table-cell table:style-name="ce6"/>
          <table:covered-table-cell/>
          <table:covered-table-cell/>
          <table:covered-table-cell/>
          <table:table-cell table:number-columns-repeated="16375"/>
        </table:table-row>
        <table:table-row table:style-name="ro2">
          <table:table-cell table:number-columns-spanned="9" table:number-rows-spanned="1" table:style-name="ce19"/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1" table:number-rows-spanned="12" table:style-name="ce17">
            <text:p>TC_12</text:p>
          </table:table-cell>
          <table:table-cell office:value-type="string" table:number-columns-spanned="1" table:number-rows-spanned="12" table:style-name="ce18">
            <text:p>MRBS request page must be visible</text:p>
          </table:table-cell>
          <table:table-cell office:value-type="string" table:number-columns-spanned="1" table:number-rows-spanned="12" table:style-name="ce18">
            <text:p>Submit</text:p>
          </table:table-cell>
          <table:table-cell office:value-type="string" table:number-columns-spanned="1" table:number-rows-spanned="12" table:style-name="ce18">
            <text:p>Checking with Empty Tel. Ext. No. Field</text:p>
          </table:table-cell>
          <table:table-cell office:value-type="string" table:style-name="ce4">
            <text:p>1. <text:s text:c="2"/>Enter input in Purpose field</text:p>
          </table:table-cell>
          <table:table-cell office:value-type="string" table:style-name="ce4">
            <text:p>1. <text:s text:c="2"/>Valid Purpose</text:p>
          </table:table-cell>
          <table:table-cell office:value-type="string" table:number-columns-spanned="1" table:number-rows-spanned="12" table:style-name="ce18">
            <text:p>Submit unsuccessful, it must prompt that Tel. Ext. No. Field is mandatory</text:p>
          </table:table-cell>
          <table:table-cell table:number-columns-spanned="1" table:number-rows-spanned="12" table:style-name="ce19"/>
          <table:table-cell table:number-columns-spanned="1" table:number-rows-spanned="12" table:style-name="ce19"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2. <text:s text:c="2"/>Enter input in Group/Project field</text:p>
          </table:table-cell>
          <table:table-cell office:value-type="string" table:style-name="ce5">
            <text:p>2. <text:s text:c="2"/>Valid Group/Field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3. <text:s text:c="2"/>Select Location</text:p>
          </table:table-cell>
          <table:table-cell office:value-type="string" table:style-name="ce5">
            <text:p>3. <text:s text:c="2"/>Locati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4. <text:s text:c="2"/>Select Preferred Room</text:p>
          </table:table-cell>
          <table:table-cell office:value-type="string" table:style-name="ce5">
            <text:p>4. <text:s text:c="2"/>Preferred Room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5. <text:s text:c="2"/>Mark Additional Requirements</text:p>
          </table:table-cell>
          <table:table-cell office:value-type="string" table:style-name="ce5">
            <text:p>5. <text:s text:c="2"/>Check Box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6. <text:s text:c="2"/>Enter Number of Participants</text:p>
          </table:table-cell>
          <table:table-cell office:value-type="string" table:style-name="ce5">
            <text:p>6. <text:s text:c="2"/>Valid No. Of Participants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7. <text:s text:c="2"/>Enter Start Time with Date</text:p>
          </table:table-cell>
          <table:table-cell office:value-type="string" table:style-name="ce5">
            <text:p>7. <text:s text:c="2"/>Valid Time and Dat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8. <text:s text:c="2"/>Enter End Time with Date</text:p>
          </table:table-cell>
          <table:table-cell office:value-type="string" table:style-name="ce5">
            <text:p>8. <text:s text:c="2"/>Valid Time and Dat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9. <text:s text:c="2"/>System must fetch Requester Name</text:p>
          </table:table-cell>
          <table:table-cell office:value-type="string" table:style-name="ce9">
            <text:p>9. <text:s text:c="2"/>Empty Tel. Ext. No.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10. System must fetch Email Id</text:p>
          </table:table-cell>
          <table:table-cell office:value-type="string" table:style-name="ce5">
            <text:p>10. Submit butt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0">
            <text:p>11. Don’t enter Tel. Ext. No.</text:p>
          </table:table-cell>
          <table:table-cell table:style-name="ce5"/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12. Click on Submit button</text:p>
          </table:table-cell>
          <table:table-cell table:style-name="ce6"/>
          <table:covered-table-cell/>
          <table:covered-table-cell/>
          <table:covered-table-cell/>
          <table:table-cell table:number-columns-repeated="16375"/>
        </table:table-row>
        <table:table-row table:style-name="ro2">
          <table:table-cell table:number-columns-spanned="9" table:number-rows-spanned="1" table:style-name="ce19"/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1" table:number-rows-spanned="12" table:style-name="ce17">
            <text:p>TC_13</text:p>
          </table:table-cell>
          <table:table-cell office:value-type="string" table:number-columns-spanned="1" table:number-rows-spanned="12" table:style-name="ce18">
            <text:p>MRBS request page must be visible</text:p>
          </table:table-cell>
          <table:table-cell office:value-type="string" table:number-columns-spanned="1" table:number-rows-spanned="12" table:style-name="ce18">
            <text:p>Submit</text:p>
          </table:table-cell>
          <table:table-cell office:value-type="string" table:number-columns-spanned="1" table:number-rows-spanned="12" table:style-name="ce18">
            <text:p>Checking with Tel. Ext. No. Greater than 4</text:p>
          </table:table-cell>
          <table:table-cell office:value-type="string" table:style-name="ce4">
            <text:p>1. <text:s text:c="2"/>Enter input in Purpose field</text:p>
          </table:table-cell>
          <table:table-cell office:value-type="string" table:style-name="ce4">
            <text:p>1. <text:s text:c="2"/>Valid Purpose</text:p>
          </table:table-cell>
          <table:table-cell office:value-type="string" table:number-columns-spanned="1" table:number-rows-spanned="12" table:style-name="ce18">
            <text:p>Submit unsuccessful, it must prompt that Tel. Ext. No. Field can contain max. Length of 4</text:p>
          </table:table-cell>
          <table:table-cell table:number-columns-spanned="1" table:number-rows-spanned="12" table:style-name="ce19"/>
          <table:table-cell table:number-columns-spanned="1" table:number-rows-spanned="12" table:style-name="ce19"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2. <text:s text:c="2"/>Enter input in Group/Project field</text:p>
          </table:table-cell>
          <table:table-cell office:value-type="string" table:style-name="ce5">
            <text:p>2. <text:s text:c="2"/>Valid Group/Field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3. <text:s text:c="2"/>Select Location</text:p>
          </table:table-cell>
          <table:table-cell office:value-type="string" table:style-name="ce5">
            <text:p>3. <text:s text:c="2"/>Locati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4. <text:s text:c="2"/>Select Preferred Room</text:p>
          </table:table-cell>
          <table:table-cell office:value-type="string" table:style-name="ce5">
            <text:p>4. <text:s text:c="2"/>Preferred Room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5. <text:s text:c="2"/>Mark Additional Requirements</text:p>
          </table:table-cell>
          <table:table-cell office:value-type="string" table:style-name="ce5">
            <text:p>5. <text:s text:c="2"/>Check Box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6. <text:s text:c="2"/>Enter Number of Participants</text:p>
          </table:table-cell>
          <table:table-cell office:value-type="string" table:style-name="ce5">
            <text:p>6. <text:s text:c="2"/>Valid No. Of Participants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7. <text:s text:c="2"/>Enter Start Time with Date</text:p>
          </table:table-cell>
          <table:table-cell office:value-type="string" table:style-name="ce5">
            <text:p>7. <text:s text:c="2"/>Valid Time and Dat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8. <text:s text:c="2"/>Enter End Time with Date</text:p>
          </table:table-cell>
          <table:table-cell office:value-type="string" table:style-name="ce5">
            <text:p>8. <text:s text:c="2"/>Valid Time and Dat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9. <text:s text:c="2"/>System must fetch Requester Name</text:p>
          </table:table-cell>
          <table:table-cell office:value-type="string" table:style-name="ce9">
            <text:p>9. <text:s text:c="2"/>Invalid Tel. Ext. No.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10. System must fetch Email Id</text:p>
          </table:table-cell>
          <table:table-cell office:value-type="string" table:style-name="ce5">
            <text:p>10. Submit butt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11. Enter Tel. Ext. No.</text:p>
          </table:table-cell>
          <table:table-cell table:style-name="ce5"/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12. Click on Submit button</text:p>
          </table:table-cell>
          <table:table-cell table:style-name="ce6"/>
          <table:covered-table-cell/>
          <table:covered-table-cell/>
          <table:covered-table-cell/>
          <table:table-cell table:number-columns-repeated="16375"/>
        </table:table-row>
        <table:table-row table:style-name="ro2">
          <table:table-cell table:number-columns-spanned="9" table:number-rows-spanned="1" table:style-name="ce19"/>
          <table:covered-table-cell table:number-columns-repeated="8"/>
          <table:table-cell table:number-columns-repeated="16375"/>
        </table:table-row>
        <table:table-row table:style-name="ro2">
          <table:table-cell table:style-name="ce2"/>
          <table:table-cell table:style-name="ce3"/>
          <table:table-cell table:style-name="ce2"/>
          <table:table-cell table:style-name="ce3"/>
          <table:table-cell table:number-columns-repeated="2" table:style-name="ce2"/>
          <table:table-cell table:style-name="ce3"/>
          <table:table-cell table:number-columns-repeated="2" table:style-name="ce2"/>
          <table:table-cell table:number-columns-repeated="16375"/>
        </table:table-row>
        <table:table-row table:style-name="ro2">
          <table:table-cell table:style-name="ce11"/>
          <table:table-cell table:style-name="ce12"/>
          <table:table-cell table:number-columns-spanned="7" table:number-rows-spanned="1" table:style-name="ce22"/>
          <table:covered-table-cell table:number-columns-repeated="6"/>
          <table:table-cell table:number-columns-repeated="16375"/>
        </table:table-row>
        <table:table-row table:style-name="ro2">
          <table:table-cell table:style-name="ce2"/>
          <table:table-cell table:style-name="ce3"/>
          <table:table-cell table:style-name="ce2"/>
          <table:table-cell table:style-name="ce3"/>
          <table:table-cell table:number-columns-repeated="2" table:style-name="ce2"/>
          <table:table-cell table:style-name="ce3"/>
          <table:table-cell table:number-columns-repeated="2" table:style-name="ce2"/>
          <table:table-cell table:number-columns-repeated="16375"/>
        </table:table-row>
        <table:table-row table:style-name="ro2">
          <table:table-cell table:number-columns-spanned="9" table:number-rows-spanned="1" table:style-name="ce19"/>
          <table:covered-table-cell table:number-columns-repeated="8"/>
          <table:table-cell table:number-columns-repeated="16375"/>
        </table:table-row>
        <table:table-row table:style-name="ro2">
          <table:table-cell table:style-name="ce2"/>
          <table:table-cell table:style-name="ce3"/>
          <table:table-cell table:style-name="ce2"/>
          <table:table-cell table:style-name="ce3"/>
          <table:table-cell table:number-columns-repeated="2" table:style-name="ce2"/>
          <table:table-cell table:style-name="ce3"/>
          <table:table-cell table:number-columns-repeated="2" table:style-name="ce2"/>
          <table:table-cell table:number-columns-repeated="16375"/>
        </table:table-row>
        <table:table-row table:style-name="ro2">
          <table:table-cell table:number-columns-spanned="9" table:number-rows-spanned="1" table:style-name="ce19"/>
          <table:covered-table-cell table:number-columns-repeated="8"/>
          <table:table-cell table:number-columns-repeated="16375"/>
        </table:table-row>
        <table:table-row table:number-rows-repeated="104839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uji</meta:initial-creator>
    <dc:creator>buji</dc:creator>
    <meta:creation-date>2021-11-09T22:39:08Z</meta:creation-date>
    <dc:date>2021-11-10T03:33:15Z</dc:date>
    <meta:editing-cycles>6</meta:editing-cycles>
    <meta:editing-duration>PT1928S</meta:editing-duration>
  </office:meta>
</office:document-meta>
</file>